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1.342cm"/>
    </style:style>
    <style:style style:name="co4" style:family="table-column">
      <style:table-column-properties fo:break-before="auto" style:column-width="10.331cm"/>
    </style:style>
    <style:style style:name="co5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3.526cm" fo:break-before="auto" style:use-optimal-row-height="true"/>
    </style:style>
    <style:style style:name="ro4" style:family="table-row">
      <style:table-row-properties style:row-height="2.369cm" fo:break-before="auto" style:use-optimal-row-height="true"/>
    </style:style>
    <style:style style:name="ro5" style:family="table-row">
      <style:table-row-properties style:row-height="3.545cm" fo:break-before="auto" style:use-optimal-row-height="true"/>
    </style:style>
    <style:style style:name="ro6" style:family="table-row">
      <style:table-row-properties style:row-height="1.801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table:style-name="ce1"/>
          <table:table-cell table:style-name="ce6" office:value-type="string">
            <text:p>Fonctionnalité</text:p>
          </table:table-cell>
          <table:table-cell table:style-name="ce10" office:value-type="string">
            <text:p>Action</text:p>
          </table:table-cell>
          <table:table-cell table:style-name="ce10" office:value-type="string">
            <text:p>Résultat attendu</text:p>
          </table:table-cell>
          <table:table-cell table:style-name="ce14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Une page d’accueil montrant (de manière dynamique) tous les articles disponibles à la vente.</text:p>
          </table:table-cell>
          <table:table-cell table:style-name="ce11" office:value-type="string">
            <text:p>Ouvrir sur la page d'accueil du site web dans un navigateur</text:p>
          </table:table-cell>
          <table:table-cell table:style-name="ce11" office:value-type="string">
            <text:p>Affichage de l'ensemble des produits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<text:s/>En cliquant sur le produit, l’utilisateur sera redirigé sur la page du produit pour consulter celui-ci plus en détail</text:p>
          </table:table-cell>
          <table:table-cell table:style-name="ce7" office:value-type="string">
            <text:p>Cliquer sur n'importe quel produit</text:p>
          </table:table-cell>
          <table:table-cell table:style-name="ce7" office:value-type="string">
            <text:p><text:s/>Affichage du produit selectionner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7" office:value-type="string">
            <text:p>La page produit aura un menu déroulant permettant à l'utilisateur de choisir une option de personnalisation, ainsi qu’un input pour saisir la quantité. Ces</text:p>
            <text:p>éléments doivent être pris en compte dans le panier</text:p>
          </table:table-cell>
          <table:table-cell table:style-name="ce7" office:value-type="string">
            <text:p>Selectionner une couleur et une quantité et ajouter le au panier</text:p>
          </table:table-cell>
          <table:table-cell table:style-name="ce7" office:value-type="string">
            <text:p>Affichage de la quantité et la couleur choisies dans le panier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7" office:value-type="string">
            <text:p>Sur la page panier, l’utilisateur va pouvoir modifier la quantité d’un produit de son panier ; à ce moment, le total du panier devra bien se mettre à jour. </text:p>
          </table:table-cell>
          <table:table-cell table:style-name="ce7" office:value-type="string">
            <text:p>Modifier la quantité d’un produit en utilisant le selecteur de quantité</text:p>
          </table:table-cell>
          <table:table-cell table:style-name="ce7" office:value-type="string">
            <text:p>Le total d'article et le prix total de la commande se mettent à jour dynamiquement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7" office:value-type="string">
            <text:p>Si un produit est ajouté dans le panier à plusieurs reprises, avec la même couleur, celui-ci ne doit apparaître qu’une seule fois, mais avec le nombre d’exemplaires ajusté </text:p>
          </table:table-cell>
          <table:table-cell table:style-name="ce7" office:value-type="string">
            <text:p>Rajouter un produit déjà présent dans le panier avec le même id et la même couleur</text:p>
          </table:table-cell>
          <table:table-cell table:style-name="ce7" office:value-type="string">
            <text:p>la quantité du produit selectionné devra se mettre à jour dans le panier sans ajouter de ligne 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7" office:value-type="string">
            <text:p>Si un produit est ajouté dans le panier à plusieurs reprises, mais avec des couleurs différentes, il doit apparaître en deux lignes distinctes avec la couleur et la quantité correspondantes indiquées à chaque fois. </text:p>
          </table:table-cell>
          <table:table-cell table:style-name="ce7" office:value-type="string">
            <text:p>Rajouter un produit déjà présent dans le panier avec le même id mais avec une couleur différente</text:p>
          </table:table-cell>
          <table:table-cell table:style-name="ce7" office:value-type="string">
            <text:p>Une nouvelle ligne sera créée dans le panier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float" office:value="7">
            <text:p>7</text:p>
          </table:table-cell>
          <table:table-cell table:style-name="ce7" office:value-type="string">
            <text:p>L’utilisateur aura aussi la possibilité de supprimer un produit de son panier, le produit devra donc disparaître de la page. </text:p>
          </table:table-cell>
          <table:table-cell table:style-name="ce7" office:value-type="string">
            <text:p>Supprimer un produit du panier en cliquant sur « Supprimer »</text:p>
          </table:table-cell>
          <table:table-cell table:style-name="ce7" office:value-type="string">
            <text:p>Le produit selectionné sera supprimé du panier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7" office:value-type="string">
            <text:p>Les inputs des utilisateurs doivent être analysés et validés pour vérifier le format et le type de données avant l’envoi à l’API. </text:p>
          </table:table-cell>
          <table:table-cell table:style-name="ce7" office:value-type="string">
            <text:p>Ajouter des données éronnées dans le formulaire et cliquer sur « Commander »</text:p>
          </table:table-cell>
          <table:table-cell table:style-name="ce7" office:value-type="string">
            <text:p>Apparition de message d'erreur à l'attention de l'utilisateur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7" office:value-type="string">
            <text:p>Les inputs des utilisateurs doivent être analysés et validés pour vérifier le format et le type de données avant l’envoi à l’API. </text:p>
          </table:table-cell>
          <table:table-cell table:style-name="ce7" office:value-type="string">
            <text:p>Ajouter des données valides dans le formulaire et cliquer sur « Commander »</text:p>
          </table:table-cell>
          <table:table-cell table:style-name="ce7" office:value-type="string">
            <text:p>Redirection vers la page de confirmation de command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7" office:value-type="string">
            <text:p>Sur la page confirmation de commande, l'utilisateur doit voir s’afficher son numéro de commande. Il faudra veiller à ce que ce numéro ne soit stocké nulle part. </text:p>
          </table:table-cell>
          <table:table-cell table:style-name="ce7" office:value-type="string">
            <text:p>Ajouter des données valides dans le formulaire et cliquer sur « Commander »</text:p>
          </table:table-cell>
          <table:table-cell table:style-name="ce7" office:value-type="string">
            <text:p>Redirection vers la page de confirmation de commande + affichage de l'id de commande et suppression de l'id de commande dans le localstorage</text:p>
          </table:table-cell>
          <table:table-cell table:style-name="ce15" office:value-type="string">
            <text:p>OK</text:p>
          </table:table-cell>
          <table:table-cell table:number-columns-repeated="1019"/>
        </table:table-row>
        <table:table-row table:style-name="ro7" table:number-rows-repeated="2">
          <table:table-cell table:style-name="ce3"/>
          <table:table-cell table:style-name="ce7" table:number-columns-repeated="3"/>
          <table:table-cell table:style-name="ce15"/>
          <table:table-cell table:number-columns-repeated="1019"/>
        </table:table-row>
        <table:table-row table:style-name="ro7" table:number-rows-repeated="8">
          <table:table-cell table:style-name="ce3"/>
          <table:table-cell table:style-name="ce8"/>
          <table:table-cell table:style-name="ce12" table:number-columns-repeated="2"/>
          <table:table-cell table:style-name="ce16"/>
          <table:table-cell table:number-columns-repeated="1019"/>
        </table:table-row>
        <table:table-row table:style-name="ro7">
          <table:table-cell table:style-name="ce4"/>
          <table:table-cell table:style-name="ce9"/>
          <table:table-cell table:style-name="ce13" table:number-columns-repeated="2"/>
          <table:table-cell table:style-name="ce17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1">11/07/2022</text:date>, <text:time>01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1T01:55:18.64</dc:date>
    <meta:document-statistic meta:table-count="1" meta:cell-count="54" meta:object-count="0"/>
    <meta:generator>OpenOffice/4.1.10$Win32 OpenOffice.org_project/4110m2$Build-9807</meta:generator>
  </office:meta>
</office:document-meta>
</file>